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d62a" officeooo:paragraph-rsid="000fd62a"/>
    </style:style>
    <style:style style:name="P2" style:family="paragraph" style:parent-style-name="Text_20_body" style:list-style-name="L1">
      <style:text-properties officeooo:rsid="000fd62a" officeooo:paragraph-rsid="000fd62a"/>
    </style:style>
    <style:style style:name="P3" style:family="paragraph" style:parent-style-name="Text_20_body" style:list-style-name="L1">
      <style:text-properties officeooo:paragraph-rsid="000fd62a"/>
    </style:style>
    <style:style style:name="P4" style:family="paragraph" style:parent-style-name="Text_20_body" style:list-style-name="L1">
      <style:text-properties officeooo:rsid="00114c7d" officeooo:paragraph-rsid="00114c7d"/>
    </style:style>
    <style:style style:name="P5" style:family="paragraph" style:parent-style-name="Text_20_body">
      <style:text-properties officeooo:rsid="00114c7d" officeooo:paragraph-rsid="00114c7d"/>
    </style:style>
    <style:style style:name="P6" style:family="paragraph" style:parent-style-name="Text_20_body" style:list-style-name="L2">
      <style:text-properties officeooo:rsid="00114c7d" officeooo:paragraph-rsid="00114c7d"/>
    </style:style>
    <style:style style:name="P7" style:family="paragraph" style:parent-style-name="Text_20_body" style:list-style-name="L3">
      <style:text-properties officeooo:rsid="00114c7d" officeooo:paragraph-rsid="00114c7d"/>
    </style:style>
    <style:style style:name="P8" style:family="paragraph" style:parent-style-name="Text_20_body" style:list-style-name="L3">
      <style:text-properties officeooo:rsid="00114c7d" officeooo:paragraph-rsid="001248cc"/>
    </style:style>
    <style:style style:name="P9" style:family="paragraph" style:parent-style-name="Text_20_body" style:list-style-name="L4">
      <style:text-properties officeooo:rsid="00114c7d" officeooo:paragraph-rsid="00114c7d"/>
    </style:style>
    <style:style style:name="P10" style:family="paragraph" style:parent-style-name="Text_20_body" style:list-style-name="L3">
      <style:text-properties officeooo:rsid="001248cc" officeooo:paragraph-rsid="001248cc"/>
    </style:style>
    <style:style style:name="P11" style:family="paragraph" style:parent-style-name="Text_20_body" style:list-style-name="L3">
      <style:text-properties officeooo:rsid="00141995" officeooo:paragraph-rsid="00141995"/>
    </style:style>
    <style:style style:name="P12" style:family="paragraph" style:parent-style-name="Text_20_body">
      <style:text-properties officeooo:rsid="00141995" officeooo:paragraph-rsid="00141995"/>
    </style:style>
    <style:style style:name="P13" style:family="paragraph" style:parent-style-name="Text_20_body" style:list-style-name="L5">
      <style:text-properties officeooo:rsid="00141995" officeooo:paragraph-rsid="00141995"/>
    </style:style>
    <style:style style:name="P14" style:family="paragraph" style:parent-style-name="Text_20_body">
      <style:text-properties officeooo:rsid="00156393" officeooo:paragraph-rsid="00156393"/>
    </style:style>
    <style:style style:name="P15" style:family="paragraph" style:parent-style-name="Text_20_body" style:list-style-name="L6">
      <style:text-properties officeooo:rsid="00156393" officeooo:paragraph-rsid="00156393"/>
    </style:style>
    <style:style style:name="P16" style:family="paragraph" style:parent-style-name="Text_20_body" style:list-style-name="L6">
      <style:text-properties officeooo:paragraph-rsid="00156393"/>
    </style:style>
    <style:style style:name="P17" style:family="paragraph" style:parent-style-name="Text_20_body">
      <style:text-properties officeooo:rsid="00167619" officeooo:paragraph-rsid="00167619"/>
    </style:style>
    <style:style style:name="P18" style:family="paragraph" style:parent-style-name="Heading_20_1">
      <style:paragraph-properties fo:break-before="page"/>
    </style:style>
    <style:style style:name="P19" style:family="paragraph">
      <loext:graphic-properties draw:fill-color="#ff3333"/>
      <style:paragraph-properties fo:text-align="center"/>
    </style:style>
    <style:style style:name="T1" style:family="text">
      <style:text-properties officeooo:rsid="000fd62a"/>
    </style:style>
    <style:style style:name="T2" style:family="text">
      <style:text-properties officeooo:rsid="00114c7d"/>
    </style:style>
    <style:style style:name="T3" style:family="text">
      <style:text-properties officeooo:rsid="001248cc"/>
    </style:style>
    <style:style style:name="T4" style:family="text">
      <style:text-properties officeooo:rsid="00141995"/>
    </style:style>
    <style:style style:name="T5" style:family="text">
      <style:text-properties officeooo:rsid="001563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55cm" fo:min-width="1.478cm" style:run-through="foreground"/>
    </style:style>
    <style:style style:name="gr3" style:family="graphic">
      <style:graphic-properties svg:stroke-width="0.152cm" svg:stroke-color="#ff3333" draw:marker-start-width="0.579cm" draw:marker-end-width="0.579cm" draw:fill-color="#ff3333" draw:textarea-horizontal-align="center" draw:textarea-vertical-align="middle" fo:padding-top="0.074cm" fo:padding-bottom="0.074cm" fo:padding-left="0.074cm" fo:padding-right="0.07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gramátorská dokumentace</text:h>
      <text:p text:style-name="P1">Doporučuji otevřít projekt ve Visual Studio 2015 – je zde vytvořená složková hierarchie pro třídy. Celý koncept aplikace je postaven na tom, že máme manažera – TanksAppManager, který se stará o to, co se v aplikaci a kde děje. Pro grafickou část aplikace je použita knihovna SFML 2.0</text:p>
      <text:p text:style-name="P1">Aplikace má různé „Screens“ - pro každou obrazovku ve hře jednu, TanksAppManager ví, jaká obrazovka se má konkrétně zobrazovat a na té potom volá metody Render() pro vykreslení a HandleEvent() pro zpracování nějaké SFML události.</text:p>
      <text:p text:style-name="P1">Nyní <text:span text:style-name="T2">některé </text:span>třídy, které v aplikaci jsou a co mají za úkol:</text:p>
      <text:p text:style-name="P1">TanksAppManager </text:p>
      <text:list xml:id="list5294266445780739054" text:style-name="L1">
        <text:list-item>
          <text:p text:style-name="P4">Inicializace všeho</text:p>
        </text:list-item>
        <text:list-item>
          <text:p text:style-name="P3"><text:span text:style-name="T1">hlavní organizátor aplikace, stará se o to, která screen to má právě pod palcem (AppStatusEnum)</text:span></text:p>
        </text:list-item>
        <text:list-item>
          <text:p text:style-name="P2">Ukládání a načítání uložených her</text:p>
        </text:list-item>
        <text:list-item>
          <text:p text:style-name="P4">Má v sobě uloženou strukturu pro data všech hráčů ve hře a metodu pro přístup k nim</text:p>
        </text:list-item>
        <text:list-item>
          <text:p text:style-name="P4">Přístup k potřebným věcem ze SFML</text:p>
        </text:list-item>
      </text:list>
      <text:p text:style-name="P5">GameManager</text:p>
      <text:list xml:id="list2158566030906030318" text:style-name="L4">
        <text:list-item>
          <text:p text:style-name="P9">Stará se o Game = běžící hra s tanky &lt;=&gt; AppStatus = game</text:p>
        </text:list-item>
        <text:list-item>
          <text:p text:style-name="P9">Uchovává GameComponents – z důvodu aby jednotlivé GameComponents mohly mezi sebou různě interagovat a měly k sobě přístup</text:p>
        </text:list-item>
        <text:list-item>
          <text:p text:style-name="P9"><text:span text:style-name="T3">řídí Game samotnou – v jakém statusu právě je (hraje hráč a jaký, je vystřeleno), monituruje výhry a prohry</text:span></text:p>
        </text:list-item>
      </text:list>
      <text:p text:style-name="P5">Components/Others, Components/Buttons</text:p>
      <text:list xml:id="list4765157704904030376" text:style-name="L2">
        <text:list-item>
          <text:p text:style-name="P6">komponenty = něco co se zobrazuje na nějakém screenu a může to i nějak interagovat s uživatelem</text:p>
        </text:list-item>
        <text:list-item>
          <text:p text:style-name="P6">při vytváření nové - pokud podědíme z BaseComponent, měli bychom být dotlačení k tomu, ať komponenta funguje správně</text:p>
        </text:list-item>
      </text:list>
      <text:p text:style-name="P5">Components/Game</text:p>
      <text:list xml:id="list1214249224488262053" text:style-name="L3">
        <text:list-item>
          <text:p text:style-name="P7">speciální případ komponent pro screen Game – tedy už běžící hra s tanky</text:p>
        </text:list-item>
        <text:list-item>
          <text:p text:style-name="P7">jsou zde všechny věci pro Game</text:p>
        </text:list-item>
        <text:list-item>
          <text:p text:style-name="P8">oproti normálním komponentám mají přístup ke GameManager<text:span text:style-name="T3">u</text:span></text:p>
        </text:list-item>
        <text:list-item>
          <text:p text:style-name="P10">Obsahuje 2 pouze datové struktury – TankProperties a Player = obaly pro uchovávání dat o těchto entitách</text:p>
        </text:list-item>
        <text:list-item>
          <text:p text:style-name="P10"><text:soft-page-break/>pro vytvoření nové GameComponenty by mělo stačit naimplementovat virtuální třídu GameBaseComponent a dopsat si potřebné metody – popis:</text:p>
          <text:list>
            <text:list-item>
              <text:p text:style-name="P10">Render = co se děje v případě, kdy se vykresluje, pro vykreslování okno SFML získáme app_mngr.GetWindow()</text:p>
            </text:list-item>
            <text:list-item>
              <text:p text:style-name="P10">ProcessEvent() = zpracování nějaké <text:a xlink:type="simple" xlink:href="https://www.sfml-dev.org/tutorials/2.0/window-events.php" text:style-name="Internet_20_link" text:visited-style-name="Visited_20_Internet_20_Link">sfmlEvent</text:a></text:p>
            </text:list-item>
            <text:list-item>
              <text:p text:style-name="P10">Type() = mělo by vracet název komponenty – díky tomuto pokud dostaneme obecnou GameComponent víme, která konkrétně to je</text:p>
            </text:list-item>
            <text:list-item>
              <text:p text:style-name="P10">CollideWith() = co se stane, pokud se mnou něco zkoliduje – co je v parametru. Sám můžu tuto metodu volat na jakékoliv komponentně, kde já jsem ten, kdo koliduje.</text:p>
            </text:list-item>
            <text:list-item>
              <text:p text:style-name="P10"><draw:g text:anchor-type="paragraph" draw:z-index="0" draw:style-name="gr1"><draw:custom-shape draw:name="Tvar1" draw:style-name="gr2" svg:width="2.955cm" svg:height="1.368cm" svg:x="9.691cm" svg:y="0.81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Tvar2" draw:style-name="gr3" draw:text-style-name="P19" svg:x1="9.691cm" svg:y1="2.185cm" svg:x2="11.19cm" svg:y2="0.818cm"><text:p/></draw:line><draw:line draw:name="Tvar2" draw:style-name="gr3" draw:text-style-name="P19" svg:x1="12.645cm" svg:y1="2.185cm" svg:x2="11.146cm" svg:y2="0.818cm"><text:p/></draw:line></draw:g>GetTopCollisionLine = pro všechny x-ové souřadnice vracím horní y-ovou souřadnici, kde už jsem já – <text:span text:style-name="T4">viz obr</text:span></text:p>
            </text:list-item>
            <text:list-item>
              <text:p text:style-name="P11">chci určitě zavolat konstruktor předka</text:p>
            </text:list-item>
          </text:list>
        </text:list-item>
      </text:list>
      <text:p text:style-name="P12">Screens</text:p>
      <text:list xml:id="list6818125509388246731" text:style-name="L5">
        <text:list-item>
          <text:p text:style-name="P13">Jednotlivé screeny, pokud chceme vytvořit novou, naimplementujeme GameScreenable nebo její specifičtější verzi BasicStaticScreen (tu pokud jen chci říct, jaké komponenty obrazovka má a o nic víc se nestarat)</text:p>
        </text:list-item>
        <text:list-item>
          <text:p text:style-name="P13">přidáme je do gameManageru tím, že v TanksAppManager.cpp přidáme do mapy pro nový status hry instanci naší screen</text:p>
        </text:list-item>
      </text:list>
      <text:p text:style-name="P12"/>
      <text:h text:style-name="P18" text:outline-level="1">Uživatelská dokumentace</text:h>
      <text:p text:style-name="P14">Ovládání: </text:p>
      <text:list xml:id="list8571458176679586866" text:style-name="L6">
        <text:list-item>
          <text:p text:style-name="P16"><text:span text:style-name="T5">šipky vlevo/vpravo: pohyb vlevo/vpravo</text:span></text:p>
        </text:list-item>
        <text:list-item>
          <text:p text:style-name="P15">šipky nahoru/dolů: změna míření kanonu</text:p>
        </text:list-item>
        <text:list-item>
          <text:p text:style-name="P15">pgUp/pgDwn: změna síly výstřelu</text:p>
        </text:list-item>
        <text:list-item>
          <text:p text:style-name="P15">home/end: změna zbraní</text:p>
        </text:list-item>
      </text:list>
      <text:p text:style-name="P14"><text:span text:style-name="T4">Hráč má na začátku 10000. Za každou výhru dostane dalších 10000. Za tyto peníze si hráč může koupit benzín, náboje a jiné – viz Tank Settings. </text:span></text:p>
      <text:p text:style-name="P14">Pokud hráč nemá náboje zvoleného druhu, zmáčknutím odpalu (mezerník) se dostane na tah druhý hráč.</text:p>
      <text:p text:style-name="P14">Hráč, který umře, další kolo začíná na své startovní poloze, hráč, který zabil zůstane tam, kde byl.</text:p>
      <text:p text:style-name="P17">Všem hráčům se každé kolo obnoví zdraví do původní polohy.</text:p>
      <text:p text:style-name="P14">Hra nemá jako taková konec, no hráč, který už nemá peníze ani náboje prohrál.</text:p>
      <text:p text:style-name="P14">Uložení hry v Tank Settings – vybereme si nějaký slot. Pokud je již obsazený, přepíšeme jej aktuální hrou.</text:p>
      <text:p text:style-name="P14">Načtení v hlavní obrazovce.</text:p>
      <text:p text:style-name="P14"/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0:19:19.146000000</meta:creation-date>
    <dc:date>2017-03-31T11:15:54.232000000</dc:date>
    <meta:editing-duration>PT3M3S</meta:editing-duration>
    <meta:editing-cycles>1</meta:editing-cycles>
    <meta:document-statistic meta:table-count="0" meta:image-count="0" meta:object-count="0" meta:page-count="3" meta:paragraph-count="45" meta:word-count="569" meta:character-count="3533" meta:non-whitespace-character-count="3021"/>
    <meta:generator>LibreOffice/5.1.2.2$Windows_x86 LibreOffice_project/d3bf12ecb743fc0d20e0be0c58ca359301eb705f</meta:generator>
  </office:meta>
</office:document-meta>
</file>